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f54" officeooo:paragraph-rsid="001aef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lys</text:p>
      <text:p text:style-name="P1">veracode</text:p>
      <text:p text:style-name="P1">defect doj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5:03:29.897197857</meta:creation-date>
    <dc:date>2019-06-28T15:03:50.325411454</dc:date>
    <meta:editing-duration>PT21S</meta:editing-duration>
    <meta:editing-cycles>1</meta:editing-cycles>
    <meta:document-statistic meta:table-count="0" meta:image-count="0" meta:object-count="0" meta:page-count="1" meta:paragraph-count="3" meta:word-count="4" meta:character-count="25" meta:non-whitespace-character-count="24"/>
    <meta:generator>LibreOffice/6.0.7.3$Linux_X86_64 LibreOffice_project/00m0$Build-3</meta:generator>
  </office:meta>
</office:document-meta>
</file>